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P3" style:family="paragraph" style:parent-style-name="Standard">
      <style:text-properties officeooo:rsid="001ac280" officeooo:paragraph-rsid="001ac280"/>
    </style:style>
    <style:style style:name="T1" style:family="text">
      <style:text-properties officeooo:rsid="0019ddda"/>
    </style:style>
    <style:style style:name="T2" style:family="text">
      <style:text-properties officeooo:rsid="001ac280"/>
    </style:style>
    <style:style style:name="T3" style:family="text">
      <style:text-properties officeooo:rsid="001caa5c"/>
    </style:style>
    <style:style style:name="T4" style:family="text">
      <style:text-properties officeooo:rsid="001e526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eihgegenstand</text:span>: <text:span text:style-name="T4">Raspberry Pi B</text:span></text:p>
      <text:p text:style-name="P1"><text:span text:style-name="T2">Teile</text:span>: <text:span text:style-name="T4">Raspberry Pi B (mit Kühlkörper), Gehäuse, Netzteil micro-USB 2A, WLAN-Adapter, HDMI-Kabel, 8 GB SDHC Samsung, Ethernetkabel (2m), GPIO Breakout T-Cobbler, USB-TTL-Kabel</text:span></text:p>
      <text:p text:style-name="P3">ID : IFSR-02-00<text:span text:style-name="T4">3</text:span></text:p>
      <text:p text:style-name="P2"/>
      <text:p text:style-name="P2"><draw:frame draw:style-name="fr1" draw:name="Object1" text:anchor-type="paragraph" svg:x="-0.205cm" svg:y="0.106cm" svg:width="26.021cm" svg:height="14.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7S</meta:editing-duration>
    <meta:editing-cycles>15</meta:editing-cycles>
    <meta:generator>LibreOffice/4.3.6.2$Windows_x86 LibreOffice_project/d50a87b2e514536ed401c18000dad4660b6a169e</meta:generator>
    <dc:date>2015-12-31T14:15:18.073000000</dc:date>
    <meta:print-date>2015-12-31T14:12:14.668000000</meta:print-date>
    <meta:document-statistic meta:table-count="0" meta:image-count="0" meta:object-count="1" meta:page-count="1" meta:paragraph-count="3" meta:word-count="29" meta:character-count="221" meta:non-whitespace-character-count="1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.00.0000</text:date>, <text:time style:data-style-name="N2" text:time-value="14:03:00.9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